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9.91cm" fo:min-width="13.47cm"/>
    </style:style>
    <style:style style:name="gr2" style:family="graphic" style:parent-style-name="Block">
      <style:graphic-properties draw:textarea-vertical-align="top" draw:auto-grow-height="false" fo:min-height="6.1cm" fo:min-width="5.85cm"/>
      <style:paragraph-properties style:writing-mode="lr-tb"/>
    </style:style>
    <style:style style:name="gr3" style:family="graphic" style:parent-style-name="Interface_20_Block">
      <style:graphic-properties draw:textarea-vertical-align="top" draw:auto-grow-height="false" fo:min-height="3.878cm" fo:min-width="2.678cm"/>
      <style:paragraph-properties style:writing-mode="lr-tb"/>
    </style:style>
    <style:style style:name="gr4" style:family="graphic" style:parent-style-name="Block">
      <style:graphic-properties draw:textarea-vertical-align="middle" draw:auto-grow-height="false" fo:min-height="1.337cm" fo:min-width="3.31cm"/>
      <style:paragraph-properties style:writing-mode="lr-tb"/>
    </style:style>
    <style:style style:name="gr5" style:family="graphic" style:parent-style-name="Bus">
      <style:graphic-properties/>
    </style:style>
    <style:style style:name="gr6" style:family="graphic" style:parent-style-name="Interface_20_Block">
      <style:graphic-properties draw:textarea-vertical-align="middle" draw:auto-grow-height="false" fo:min-height="1.338cm" fo:min-width="2.993cm"/>
    </style:style>
    <style:style style:name="gr7" style:family="graphic" style:parent-style-name="Interface_20_Block">
      <style:graphic-properties draw:textarea-vertical-align="middle" draw:auto-grow-height="false" fo:min-height="3.243cm" fo:min-width="1.087cm"/>
    </style:style>
    <style:style style:name="gr8" style:family="graphic" style:parent-style-name="Block">
      <style:graphic-properties draw:textarea-vertical-align="middle" draw:auto-grow-height="false" fo:min-height="1.02cm" fo:min-width="0.77cm"/>
    </style:style>
    <style:style style:name="gr9" style:family="graphic" style:parent-style-name="Block">
      <style:graphic-properties draw:textarea-vertical-align="middle" draw:auto-grow-height="false" fo:min-height="6.735cm" fo:min-width="8.7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16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6.35cm" svg:x="4.172cm" svg:y="9.255cm">
          <text:p text:style-name="P2">NVMe IP Cor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178cm" svg:height="4.128cm" svg:x="14.332cm" svg:y="11.16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1.587cm" svg:x="4.175cm" svg:y="6.715cm">
          <text:p text:style-name="P2">H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522cm" svg:y1="13.223cm" svg:x2="14.332cm" svg:y2="13.224cm" draw:start-shape="id1" draw:start-glue-point="1" draw:end-shape="id2" draw:end-glue-point="3" svg:d="M10522 13223h1905v1h1905" svg:viewBox="0 0 3811 2">
          <text:p/>
        </draw:connector>
        <draw:custom-shape draw:style-name="gr6" draw:text-style-name="P1" draw:layer="layout" svg:width="3.493cm" svg:height="1.588cm" svg:x="4.172cm" svg:y="10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3cm" svg:height="1.588cm" svg:x="4.172cm" svg:y="13.3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587cm" svg:height="3.493cm" svg:x="8.935cm" svg:y="11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1.27cm" svg:height="1.27cm" svg:x="16.237cm" svg:y="13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7cm" svg:height="10.16cm" svg:x="21.3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8cm" svg:height="4.128cm" svg:x="21.32cm" svg:y="11.16cm">
          <text:p text:style-name="P2">PCIe Hard IP Blo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" draw:id="id4" draw:layer="layout" svg:width="1.27cm" svg:height="1.27cm" svg:x="21.32cm" svg:y="13.38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507cm" svg:y1="14.018cm" svg:x2="21.32cm" svg:y2="14.017cm" draw:start-shape="id3" draw:start-glue-point="1" draw:end-shape="id4" draw:end-glue-point="3" svg:d="M17507 14018h1907v-1h1906" svg:viewBox="0 0 3814 2">
          <text:p/>
        </draw:connector>
        <draw:custom-shape draw:style-name="gr9" draw:text-style-name="P1" draw:layer="layout" svg:width="9.207cm" svg:height="6.985cm" svg:x="25.13cm" svg:y="8.302cm">
          <text:p text:style-name="P1">NVM SS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heads_20_6" draw:marker-start-width="1.1cm" draw:marker-end="Arrowheads_20_7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decimal-places="2"/>
      <style:paragraph-properties>
        <style:tab-stops/>
      </style:paragraph-properties>
    </style:style>
    <style:style style:name="Interface_20_Block" style:display-name="Interface Block" style:family="graphic" style:parent-style-name="standard">
      <style:graphic-properties draw:fill="solid" draw:fill-color="#5983b0"/>
      <style:paragraph-properties>
        <style:tab-stops/>
      </style:paragraph-properties>
    </style:style>
    <style:style style:name="Bus_20_without_20_arrow" style:display-name="Bus without arrow" style:family="graphic" style:parent-style-name="Bus"/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26T21:58:44.570666091</dc:date>
    <dc:creator>Vitalii Yurchenko</dc:creator>
    <meta:editing-duration>PT2H37M23S</meta:editing-duration>
    <meta:editing-cycles>39</meta:editing-cycles>
    <meta:generator>LibreOffice/7.4.3.2$Linux_X86_64 LibreOffice_project/40$Build-2</meta:generator>
    <meta:document-statistic meta:object-count="14"/>
  </office:meta>
</office:document-meta>
</file>